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6.966in" fo:margin-left="0.0194in" fo:margin-top="0in" fo:margin-bottom="0in" style:page-number="1" table:align="left" style:writing-mode="lr-tb"/>
    </style:style>
    <style:style style:name="Table1.A" style:family="table-column">
      <style:table-column-properties style:column-width="1.0014in"/>
    </style:style>
    <style:style style:name="Table1.B" style:family="table-column">
      <style:table-column-properties style:column-width="5.9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666666" fo:padding="0.0694in" fo:border="0.75pt solid #000001">
        <style:background-image/>
      </style:table-cell-properties>
    </style:style>
    <style:style style:name="Table1.B1" style:family="table-cell">
      <style:table-cell-properties fo:padding="0.0694in" fo:border="0.75pt solid #000001"/>
    </style:style>
    <style:style style:name="Table1.B2" style:family="table-cell">
      <style:table-cell-properties fo:padding="0.0694in" fo:border="0.75pt solid #000001"/>
    </style:style>
    <style:style style:name="Table1.B3" style:family="table-cell">
      <style:table-cell-properties fo:padding="0.0694in" fo:border="0.75pt solid #000001"/>
    </style:style>
    <style:style style:name="Table1.B4" style:family="table-cell">
      <style:table-cell-properties fo:padding="0.0694in" fo:border="0.75pt solid #000001"/>
    </style:style>
    <style:style style:name="Table1.B5" style:family="table-cell">
      <style:table-cell-properties fo:padding="0.0694in" fo:border="0.75pt solid #000001"/>
    </style:style>
    <style:style style:name="Table1.6" style:family="table-row">
      <style:table-row-properties style:min-row-height="2.0576in" fo:keep-together="auto"/>
    </style:style>
    <style:style style:name="Table1.B6" style:family="table-cell">
      <style:table-cell-properties fo:padding="0.0694in" fo:border="0.75pt solid #000001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>
        <style:tab-stops>
          <style:tab-stop style:position="0.6354in"/>
        </style:tab-stops>
      </style:paragraph-properties>
    </style:style>
    <style:style style:name="P3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officeooo:paragraph-rsid="002463bb"/>
    </style:style>
    <style:style style:name="P4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officeooo:paragraph-rsid="0029200a"/>
    </style:style>
    <style:style style:name="P5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officeooo:paragraph-rsid="002da4fd"/>
    </style:style>
    <style:style style:name="P6" style:family="paragraph" style:parent-style-name="Standard">
      <style:paragraph-properties fo:line-height="100%"/>
      <style:text-properties officeooo:paragraph-rsid="0014d3e5"/>
    </style:style>
    <style:style style:name="P7" style:family="paragraph" style:parent-style-name="Standard">
      <style:paragraph-properties fo:line-height="100%"/>
      <style:text-properties officeooo:paragraph-rsid="0015ae6e"/>
    </style:style>
    <style:style style:name="P8" style:family="paragraph" style:parent-style-name="Standard">
      <style:paragraph-properties fo:line-height="100%"/>
      <style:text-properties officeooo:paragraph-rsid="0028a6bb"/>
    </style:style>
    <style:style style:name="P9" style:family="paragraph" style:parent-style-name="Standard">
      <style:paragraph-properties fo:line-height="100%"/>
      <style:text-properties officeooo:paragraph-rsid="0015f26b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rsid="0014d3e5" officeooo:paragraph-rsid="0015f26b" style:font-size-asian="10pt" style:font-size-complex="10pt"/>
    </style:style>
    <style:style style:name="P12" style:family="paragraph" style:parent-style-name="Standard">
      <style:paragraph-properties fo:line-height="100%"/>
      <style:text-properties fo:font-size="10pt" officeooo:rsid="0014d3e5" officeooo:paragraph-rsid="0015ae6e" style:font-size-asian="10pt" style:font-size-complex="10pt"/>
    </style:style>
    <style:style style:name="P13" style:family="paragraph" style:parent-style-name="Standard">
      <style:paragraph-properties fo:line-height="100%"/>
      <style:text-properties fo:font-size="10pt" officeooo:rsid="001847dc" officeooo:paragraph-rsid="0015ae6e" style:font-size-asian="10pt" style:font-size-complex="10pt"/>
    </style:style>
    <style:style style:name="P14" style:family="paragraph" style:parent-style-name="Standard">
      <style:paragraph-properties fo:line-height="100%"/>
      <style:text-properties fo:font-size="10pt" officeooo:rsid="001847dc" officeooo:paragraph-rsid="00199867" style:font-size-asian="10pt" style:font-size-complex="10pt"/>
    </style:style>
    <style:style style:name="P15" style:family="paragraph" style:parent-style-name="Standard">
      <style:paragraph-properties fo:line-height="100%"/>
      <style:text-properties fo:font-size="10pt" officeooo:rsid="0015f26b" officeooo:paragraph-rsid="0015f26b" style:font-size-asian="10pt" style:font-size-complex="10pt"/>
    </style:style>
    <style:style style:name="P16" style:family="paragraph" style:parent-style-name="Standard">
      <style:paragraph-properties fo:line-height="100%"/>
      <style:text-properties fo:font-size="10pt" officeooo:rsid="0015f26b" officeooo:paragraph-rsid="0015ae6e" style:font-size-asian="10pt" style:font-size-complex="10pt"/>
    </style:style>
    <style:style style:name="P17" style:family="paragraph" style:parent-style-name="Standard">
      <style:paragraph-properties fo:line-height="100%"/>
      <style:text-properties fo:font-size="10pt" officeooo:rsid="001654f5" officeooo:paragraph-rsid="0015ae6e" style:font-size-asian="10pt" style:font-size-complex="10pt"/>
    </style:style>
    <style:style style:name="P18" style:family="paragraph" style:parent-style-name="Standard">
      <style:paragraph-properties fo:line-height="100%"/>
      <style:text-properties fo:font-size="10pt" officeooo:rsid="001654f5" officeooo:paragraph-rsid="0015f26b" style:font-size-asian="10pt" style:font-size-complex="10pt"/>
    </style:style>
    <style:style style:name="P19" style:family="paragraph" style:parent-style-name="Standard">
      <style:paragraph-properties fo:line-height="100%"/>
      <style:text-properties fo:font-size="10pt" officeooo:rsid="001740af" officeooo:paragraph-rsid="0015ae6e" style:font-size-asian="10pt" style:font-size-complex="10pt"/>
    </style:style>
    <style:style style:name="P20" style:family="paragraph" style:parent-style-name="Standard">
      <style:paragraph-properties fo:line-height="100%"/>
      <style:text-properties fo:font-size="10pt" officeooo:rsid="0022bdcc" officeooo:paragraph-rsid="0022bdcc" style:font-size-asian="10pt" style:font-size-complex="10pt"/>
    </style:style>
    <style:style style:name="P21" style:family="paragraph" style:parent-style-name="Standard">
      <style:paragraph-properties fo:line-height="100%"/>
      <style:text-properties fo:font-size="10pt" officeooo:rsid="0022bdcc" officeooo:paragraph-rsid="0029ce57" style:font-size-asian="10pt" style:font-size-complex="10pt"/>
    </style:style>
    <style:style style:name="P22" style:family="paragraph" style:parent-style-name="Standard">
      <style:paragraph-properties fo:line-height="100%"/>
      <style:text-properties fo:font-size="10pt" officeooo:paragraph-rsid="0014d3e5" style:font-size-asian="10pt" style:font-size-complex="10pt"/>
    </style:style>
    <style:style style:name="P23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officeooo:rsid="002463bb" style:font-size-asian="10pt" style:font-size-complex="10pt"/>
    </style:style>
    <style:style style:name="P24" style:family="paragraph" style:parent-style-name="Standard">
      <style:paragraph-properties fo:line-height="100%"/>
      <style:text-properties fo:font-size="10pt" officeooo:rsid="001d33d1" style:font-size-asian="10pt" style:font-size-complex="10pt"/>
    </style:style>
    <style:style style:name="P25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officeooo:rsid="001d33d1" style:font-size-asian="10pt" style:font-size-complex="10pt"/>
    </style:style>
    <style:style style:name="P26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officeooo:rsid="001f322e" style:font-size-asian="10pt" style:font-size-complex="10pt"/>
    </style:style>
    <style:style style:name="P27" style:family="paragraph" style:parent-style-name="Standard">
      <style:paragraph-properties fo:line-height="100%"/>
      <style:text-properties fo:font-size="10pt" officeooo:rsid="00199867" officeooo:paragraph-rsid="0014d3e5" style:font-size-asian="10pt" style:font-size-complex="10pt"/>
    </style:style>
    <style:style style:name="P28" style:family="paragraph" style:parent-style-name="Standard">
      <style:paragraph-properties fo:line-height="100%"/>
      <style:text-properties fo:font-size="10pt" officeooo:rsid="00199867" officeooo:paragraph-rsid="0015f26b" style:font-size-asian="10pt" style:font-size-complex="10pt"/>
    </style:style>
    <style:style style:name="P29" style:family="paragraph" style:parent-style-name="Standard">
      <style:paragraph-properties fo:line-height="100%"/>
      <style:text-properties fo:font-size="10pt" officeooo:rsid="00242d21" officeooo:paragraph-rsid="00242d21" style:font-size-asian="10pt" style:font-size-complex="10pt"/>
    </style:style>
    <style:style style:name="P30" style:family="paragraph" style:parent-style-name="Standard">
      <style:paragraph-properties fo:line-height="100%"/>
      <style:text-properties fo:font-size="10pt" officeooo:rsid="0029ce57" officeooo:paragraph-rsid="0029ce57" style:font-size-asian="10pt" style:font-size-complex="10pt"/>
    </style:style>
    <style:style style:name="P31" style:family="paragraph" style:parent-style-name="Standard">
      <style:paragraph-properties fo:line-height="100%"/>
      <style:text-properties officeooo:rsid="0014d3e5" officeooo:paragraph-rsid="0015f26b"/>
    </style:style>
    <style:style style:name="P32" style:family="paragraph" style:parent-style-name="Standard">
      <style:paragraph-properties fo:line-height="100%"/>
      <style:text-properties officeooo:rsid="0014d3e5" officeooo:paragraph-rsid="00199867"/>
    </style:style>
    <style:style style:name="P33" style:family="paragraph" style:parent-style-name="Standard">
      <style:paragraph-properties fo:line-height="100%"/>
      <style:text-properties officeooo:rsid="00211381" officeooo:paragraph-rsid="00211381"/>
    </style:style>
    <style:style style:name="P34" style:family="paragraph" style:parent-style-name="Standard">
      <style:paragraph-properties fo:line-height="100%"/>
      <style:text-properties fo:color="#ffffff" fo:font-size="10pt" fo:background-color="#666666" style:font-size-asian="10pt" style:font-size-complex="10pt"/>
    </style:style>
    <style:style style:name="P35" style:family="paragraph" style:parent-style-name="Standard">
      <style:paragraph-properties fo:line-height="100%"/>
      <style:text-properties fo:color="#ffffff" fo:font-size="10pt" officeooo:rsid="0022bdcc" officeooo:paragraph-rsid="0022bdcc" fo:background-color="#666666" style:font-size-asian="10pt" style:font-size-complex="10pt"/>
    </style:style>
    <style:style style:name="P36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officeooo:rsid="002463bb" officeooo:paragraph-rsid="002463bb"/>
    </style:style>
    <style:style style:name="P37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officeooo:rsid="0024c261" officeooo:paragraph-rsid="0024c261"/>
    </style:style>
    <style:style style:name="P38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officeooo:rsid="0028a6bb" officeooo:paragraph-rsid="0028a6bb"/>
    </style:style>
    <style:style style:name="P39" style:family="paragraph" style:parent-style-name="Standard">
      <style:paragraph-properties fo:line-height="100%"/>
      <style:text-properties fo:font-size="10pt" officeooo:rsid="001740af" officeooo:paragraph-rsid="0015ae6e" style:font-size-asian="10pt" style:font-size-complex="10pt"/>
    </style:style>
    <style:style style:name="P40" style:family="paragraph" style:parent-style-name="Standard">
      <style:paragraph-properties fo:line-height="100%"/>
      <style:text-properties fo:font-size="10pt" officeooo:rsid="001740af" officeooo:paragraph-rsid="0031ca3b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4d3e5" style:font-size-asian="10pt" style:font-size-complex="10pt"/>
    </style:style>
    <style:style style:name="T3" style:family="text">
      <style:text-properties fo:font-size="10pt" officeooo:rsid="0015ae6e" style:font-size-asian="10pt" style:font-size-complex="10pt"/>
    </style:style>
    <style:style style:name="T4" style:family="text">
      <style:text-properties fo:font-size="10pt" officeooo:rsid="0015f26b" style:font-size-asian="10pt" style:font-size-complex="10pt"/>
    </style:style>
    <style:style style:name="T5" style:family="text">
      <style:text-properties fo:font-size="10pt" officeooo:rsid="001654f5" style:font-size-asian="10pt" style:font-size-complex="10pt"/>
    </style:style>
    <style:style style:name="T6" style:family="text">
      <style:text-properties fo:font-size="10pt" officeooo:rsid="001740af" style:font-size-asian="10pt" style:font-size-complex="10pt"/>
    </style:style>
    <style:style style:name="T7" style:family="text">
      <style:text-properties fo:font-size="10pt" officeooo:rsid="001847dc" style:font-size-asian="10pt" style:font-size-complex="10pt"/>
    </style:style>
    <style:style style:name="T8" style:family="text">
      <style:text-properties fo:font-size="10pt" officeooo:rsid="00199867" style:font-size-asian="10pt" style:font-size-complex="10pt"/>
    </style:style>
    <style:style style:name="T9" style:family="text">
      <style:text-properties fo:font-size="10pt" officeooo:rsid="001d33d1" style:font-size-asian="10pt" style:font-size-complex="10pt"/>
    </style:style>
    <style:style style:name="T10" style:family="text">
      <style:text-properties fo:font-size="10pt" officeooo:rsid="001f322e" style:font-size-asian="10pt" style:font-size-complex="10pt"/>
    </style:style>
    <style:style style:name="T11" style:family="text">
      <style:text-properties fo:font-size="10pt" officeooo:rsid="00211381" style:font-size-asian="10pt" style:font-size-complex="10pt"/>
    </style:style>
    <style:style style:name="T12" style:family="text">
      <style:text-properties fo:font-size="10pt" officeooo:rsid="0022100a" style:font-size-asian="10pt" style:font-size-complex="10pt"/>
    </style:style>
    <style:style style:name="T13" style:family="text">
      <style:text-properties fo:font-size="10pt" officeooo:rsid="00242d21" style:font-size-asian="10pt" style:font-size-complex="10pt"/>
    </style:style>
    <style:style style:name="T14" style:family="text">
      <style:text-properties fo:font-size="10pt" officeooo:rsid="002463bb" style:font-size-asian="10pt" style:font-size-complex="10pt"/>
    </style:style>
    <style:style style:name="T15" style:family="text">
      <style:text-properties fo:font-size="10pt" officeooo:rsid="0024c261" style:font-size-asian="10pt" style:font-size-complex="10pt"/>
    </style:style>
    <style:style style:name="T16" style:family="text">
      <style:text-properties fo:font-size="10pt" officeooo:rsid="0026532b" style:font-size-asian="10pt" style:font-size-complex="10pt"/>
    </style:style>
    <style:style style:name="T17" style:family="text">
      <style:text-properties fo:font-size="10pt" officeooo:rsid="002950ff" style:font-size-asian="10pt" style:font-size-complex="10pt"/>
    </style:style>
    <style:style style:name="T18" style:family="text">
      <style:text-properties fo:font-size="10pt" officeooo:rsid="002caa9b" style:font-size-asian="10pt" style:font-size-complex="10pt"/>
    </style:style>
    <style:style style:name="T19" style:family="text">
      <style:text-properties fo:font-size="10pt" officeooo:rsid="002da4fd" style:font-size-asian="10pt" style:font-size-complex="10pt"/>
    </style:style>
    <style:style style:name="T20" style:family="text">
      <style:text-properties fo:font-size="10pt" officeooo:rsid="0030ebde" style:font-size-asian="10pt" style:font-size-complex="10pt"/>
    </style:style>
    <style:style style:name="T21" style:family="text">
      <style:text-properties fo:font-size="10pt" officeooo:rsid="00315b00" style:font-size-asian="10pt" style:font-size-complex="10pt"/>
    </style:style>
    <style:style style:name="T22" style:family="text">
      <style:text-properties fo:font-size="8pt" officeooo:rsid="0029200a" style:font-size-asian="8pt" style:font-size-complex="8pt"/>
    </style:style>
    <style:style style:name="T23" style:family="text">
      <style:text-properties officeooo:rsid="0029ce57"/>
    </style:style>
    <style:style style:name="T24" style:family="text">
      <style:text-properties officeooo:rsid="00315b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4">Name</text:p>
          </table:table-cell>
          <table:table-cell table:style-name="Table1.B1" office:value-type="string">
            <text:p text:style-name="P33"><text:span text:style-name="T1">PYTHON ENVIRONMENT </text:span><text:span text:style-name="T12">SETUP</text:span></text:p>
          </table:table-cell>
        </table:table-row>
        <table:table-row table:style-name="Table1.1">
          <table:table-cell table:style-name="Table1.A1" office:value-type="string">
            <text:p text:style-name="P35"><text:span text:style-name="T23">Challenge</text:span> </text:p>
          </table:table-cell>
          <table:table-cell table:style-name="Table1.B2" office:value-type="string">
            <text:p text:style-name="P21">Install the following software:</text:p>
            <text:p text:style-name="P21"/>
            <text:p text:style-name="P21">1. <text:s/>IDLE integrated development environment (IDE)</text:p>
            <text:p text:style-name="P21">2. <text:s/>setuptools</text:p>
            <text:p text:style-name="P21">3. <text:s/>PIP</text:p>
            <text:p text:style-name="P21">4. <text:s/>Python virtual environment (virtualenv)</text:p>
            <text:p text:style-name="P21">5. <text:s/>Virtual environment wrapper (virtualenvwrapper)</text:p>
            <text:p text:style-name="P21">6. <text:s/>Set the environment variable used by virtualenvwrapper (given below)</text:p>
            <text:p text:style-name="P20"/>
            <text:p text:style-name="P30">–--- <text:s/>Walk-through <text:s/>–---</text:p>
            <text:p text:style-name="P20">Log-on to your computer:</text:p>
            <text:p text:style-name="P22"/>
            <text:p text:style-name="P6"><text:span text:style-name="T1">- <text:s/></text:span><text:span text:style-name="T8">User name: student</text:span></text:p>
            <text:p text:style-name="P27">- <text:s/>Password: password</text:p>
            <text:p text:style-name="P27"/>
            <text:p text:style-name="P6"><text:span text:style-name="T8">- <text:s/>You’</text:span><text:span text:style-name="T11">re</text:span><text:span text:style-name="T8"> an Administrator (sudoer). <text:s/>You should be able to sudo without typing your password.</text:span></text:p>
            <text:p text:style-name="P27"/>
            <text:p text:style-name="P27">- <text:s/>Change your password.</text:p>
            <text:p text:style-name="P27"/>
            <text:p text:style-name="P6"><text:span text:style-name="T1">- <text:s/></text:span><text:span text:style-name="T2">Both python2 and python3 have already been installed on your system (verify this).</text:span></text:p>
            <text:p text:style-name="P11"/>
            <text:p text:style-name="P32"><text:span text:style-name="T4"><text:s text:c="4"/>1) </text:span><text:span text:style-name="T7">Install the IDLE python editor. <text:s/>There’s an IDLE for python2 and another for python3, install both. <text:s/>Kali is based on Debian so therefore your package manager command is:</text:span></text:p>
            <text:p text:style-name="P14"><text:s text:c="5"/></text:p>
            <text:p text:style-name="P32"><text:span text:style-name="T7"><text:s text:c="10"/></text:span><text:span text:style-name="T8">sudo apt-get install &lt;package&gt;</text:span><text:span text:style-name="T7"> </text:span></text:p>
            <text:p text:style-name="P15"/>
            <text:p text:style-name="P29">Note: We will install and talk briefly about IDLE but you’re free to use your favorite IDE for the remainder of the course. <text:s text:c="3"/></text:p>
            <text:p text:style-name="P28"/>
            <text:p text:style-name="P9"><text:span text:style-name="T2"><text:s text:c="4"/></text:span><text:span text:style-name="T4">2) </text:span><text:span text:style-name="T2">Next, install </text:span><text:span text:style-name="T20">the current version of </text:span><text:span text:style-name="T2">setuptools </text:span><text:span text:style-name="T3">by </text:span><text:span text:style-name="T4">download</text:span><text:span text:style-name="T13">ing</text:span><text:span text:style-name="T4"> </text:span><text:span text:style-name="T13">and running this python script</text:span><text:span text:style-name="T4"> </text:span><text:a xlink:type="simple" xlink:href="https://bootstrap.pypa.io/ez_setup.py" text:style-name="Internet_20_link" text:visited-style-name="Visited_20_Internet_20_Link"><text:span text:style-name="T4">https://bootstrap.pypa.io/ez_setup.py</text:span></text:a><text:span text:style-name="T4">. <text:s/></text:span></text:p>
            <text:p text:style-name="P15"/>
            <text:p text:style-name="P7"><text:span text:style-name="T2"><text:s text:c="4"/></text:span><text:span text:style-name="T4">3) Now that you have setuptools installed you need to install pip (python package manager) by typing:</text:span></text:p>
            <text:p text:style-name="P16"/>
            <text:p text:style-name="P7"><text:span text:style-name="T4"><text:s text:c="10"/></text:span><text:span text:style-name="T5">easy_install pip</text:span></text:p>
            <text:p text:style-name="P17"><text:s text:c="4"/></text:p>
            <text:p text:style-name="P17"><text:s text:c="4"/>4) Now using pip, install virtualenv and then virtualenvwrapper (in that order).</text:p>
            <text:p text:style-name="P17"/>
            <text:p text:style-name="P17"><text:s text:c="10"/>pip install virtualenv</text:p>
            <text:p text:style-name="P17"><text:s text:c="10"/>pip install virtualenvwrapper</text:p>
            <text:p text:style-name="P17"/>
            <text:p text:style-name="P7"><text:span text:style-name="T5"><text:s text:c="4"/></text:span><text:span text:style-name="T7">5) Create the following directory:</text:span></text:p>
            <text:p text:style-name="P13"/>
            <text:p text:style-name="P13"><text:s text:c="10"/>~/Projects</text:p>
            <text:p text:style-name="P13"/>
            <text:p text:style-name="P7"><text:span text:style-name="T5"><text:s text:c="4"/></text:span><text:span text:style-name="T7">6</text:span><text:span text:style-name="T5">) Lastly, set the following two environmental variables </text:span><text:span text:style-name="T7">(for virtualenvwrapper) </text:span><text:span text:style-name="T6">by entering the following lines in your shell startup file. <text:s/>The startup file is:</text:span></text:p>
            <text:p text:style-name="P19"/>
            <text:p text:style-name="P19"><text:s text:c="10"/>~/.profile </text:p>
            <text:p text:style-name="P19"/>
            <text:p text:style-name="P19">Add these lines:</text:p>
            <text:p text:style-name="P19"/>
            <text:p text:style-name="P19"><text:s text:c="10"/>export WORKON_HOME=$HOME/.virtualenvs </text:p>
            <text:p text:style-name="P19"><text:s text:c="10"/>export PROJECT_HOME=$HOME/Projects</text:p>
            <text:p text:style-name="P7"><text:span text:style-name="T6"><text:s text:c="10"/></text:span><text:span text:style-name="T21">source /usr/local/bin/virtualenvwrapper.sh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34">Setup</text:p>
          </table:table-cell>
          <table:table-cell table:style-name="Table1.B3" office:value-type="string">
            <text:p text:style-name="P36"><text:span text:style-name="T1">1. Create Kali Image for student’s </text:span><text:span text:style-name="T16">(complete)</text:span></text:p>
            <text:p text:style-name="P2"><text:span text:style-name="T1"><text:s text:c="5"/>- <text:s/></text:span><text:span text:style-name="T14">Ensure the student Kali image has updates disabled</text:span></text:p>
            <text:p text:style-name="P4"><text:span text:style-name="T14"><text:s text:c="8"/></text:span><text:span text:style-name="T22">https://wiki.debian.org/UnattendedUpgrades</text:span></text:p>
            <text:p text:style-name="P2"><text:span text:style-name="T9"><text:s text:c="5"/>- <text:s/>Add user: </text:span><text:span text:style-name="T10">Username:</text:span><text:span text:style-name="T9"> student <text:s/></text:span><text:span text:style-name="T10">I</text:span><text:span text:style-name="T9">nitial password: password</text:span></text:p>
            <text:p text:style-name="P2"><text:span text:style-name="T9"><text:s text:c="5"/>- <text:s/></text:span><text:span text:style-name="T18">Root password: </text:span><text:span text:style-name="T19">1q3e@W$R</text:span></text:p>
            <text:p text:style-name="P2"><text:span text:style-name="T9"><text:s text:c="5"/>- <text:s/></text:span><text:span text:style-name="T14">Make the student user a</text:span><text:span text:style-name="T17">n administrator</text:span></text:p>
            <text:p text:style-name="P23"><text:s text:c="5"/>- <text:s/>Configure sudoers not to require password to use sudo</text:p>
            <text:p text:style-name="P25"><text:s text:c="5"/>- <text:s/>Ensure both python2 and python3 are installed</text:p>
            <text:p text:style-name="P5"><text:span text:style-name="T9"><text:s text:c="5"/>- <text:s/></text:span><text:span text:style-name="T11">Save </text:span><text:span text:style-name="T19">CloneZilla</text:span><text:span text:style-name="T10"> image </text:span><text:span text:style-name="T19">to repo (2016-08-31-02-student-img.tar.gz)</text:span></text:p>
            <text:p text:style-name="P26"/>
            <text:p text:style-name="P37"><text:span text:style-name="T10">2. </text:span><text:span text:style-name="T1">Image student laptops </text:span><text:span text:style-name="T16">(awaiting laptops)</text:span></text:p>
            <text:p text:style-name="P3"><text:span text:style-name="T15">3. </text:span><text:span text:style-name="T10">Save </text:span><text:span text:style-name="T16">modules and scripts to local backup repo (TODO)</text:span></text:p>
            <text:p text:style-name="P38"><text:span text:style-name="T16">4. </text:span><text:span text:style-name="T1">Create script to check each student’s environment (TODO)</text:span></text:p>
          </table:table-cell>
        </table:table-row>
        <table:table-row table:style-name="Table1.1">
          <table:table-cell table:style-name="Table1.A1" office:value-type="string">
            <text:p text:style-name="P34">Tags</text:p>
          </table:table-cell>
          <table:table-cell table:style-name="Table1.B4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34">Flag</text:p>
          </table:table-cell>
          <table:table-cell table:style-name="Table1.B5" office:value-type="string">
            <text:p text:style-name="P1"><text:span text:style-name="T1">- <text:s/></text:span><text:span text:style-name="T9">T</text:span><text:span text:style-name="T13">ODO</text:span><text:span text:style-name="T9"> <text:s/>Create script to check the student’s environment</text:span></text:p>
          </table:table-cell>
        </table:table-row>
        <table:table-row table:style-name="Table1.6">
          <table:table-cell table:style-name="Table1.A1" office:value-type="string">
            <text:p text:style-name="P34">Solution</text:p>
          </table:table-cell>
          <table:table-cell table:style-name="Table1.B6" office:value-type="string">
            <text:p text:style-name="P6"><text:span text:style-name="T1">- <text:s/></text:span><text:span text:style-name="T2">Both python2 and python3 have already been installed on your system (verify this).</text:span></text:p>
            <text:p text:style-name="P11"/>
            <text:p text:style-name="P31"><text:span text:style-name="T1">Next, install </text:span><text:span text:style-name="T4">the following software:</text:span></text:p>
            <text:p text:style-name="P31"><text:span text:style-name="T4"><text:s text:c="4"/>1) </text:span><text:span text:style-name="T1">IDLE and IDLE3 </text:span><text:span text:style-name="T4">(Python IDEs for python2 and python3). <text:s/>Your system is Debian based (Kali) so therefore your package manager command is: apt-get</text:span></text:p>
            <text:p text:style-name="P15"/>
            <text:p text:style-name="P31"><text:span text:style-name="T4"><text:s text:c="10"/>sudo apt-get </text:span><text:span text:style-name="T6">install </text:span><text:span text:style-name="T4">idle</text:span></text:p>
            <text:p text:style-name="P31"><text:span text:style-name="T4"><text:s text:c="10"/>sudo apt-get </text:span><text:span text:style-name="T6">install </text:span><text:span text:style-name="T4">idle3</text:span></text:p>
            <text:p text:style-name="P15"/>
            <text:p text:style-name="P31"><text:span text:style-name="T4"><text:s text:c="5"/>----- </text:span><text:span text:style-name="T5">On RPM based systems (RHEL, C</text:span><text:span text:style-name="T6">entos</text:span><text:span text:style-name="T5">, Fedora):</text:span></text:p>
            <text:p text:style-name="P18"><text:s text:c="10"/>sudo dnf install python-tools</text:p>
            <text:p text:style-name="P18"><text:s text:c="10"/>sudo dnf install python3-tools</text:p>
            <text:p text:style-name="P15"/>
            <text:p text:style-name="P8"><text:span text:style-name="T2"><text:s text:c="4"/></text:span><text:span text:style-name="T4">2) </text:span><text:span text:style-name="T2">Next, install setuptools </text:span><text:span text:style-name="T3">by </text:span><text:span text:style-name="T4">download</text:span><text:span text:style-name="T13">ing</text:span><text:span text:style-name="T4"> </text:span><text:span text:style-name="T13">and running this python script</text:span><text:span text:style-name="T4"> </text:span><text:a xlink:type="simple" xlink:href="https://bootstrap.pypa.io/ez_setup.py" text:style-name="Internet_20_link" text:visited-style-name="Visited_20_Internet_20_Link"><text:span text:style-name="T4">https://bootstrap.pypa.io/ez_setup.py</text:span></text:a><text:span text:style-name="T4">. </text:span></text:p>
            <text:p text:style-name="P15"/>
            <text:p text:style-name="P7"><text:span text:style-name="T2"><text:s text:c="4"/></text:span><text:span text:style-name="T4">3) Now that you have setuptools installed you need to install pip (python package manager) by typing:</text:span></text:p>
            <text:p text:style-name="P16"/>
            <text:p text:style-name="P7"><text:span text:style-name="T4"><text:s text:c="10"/></text:span><text:span text:style-name="T5">easy_install pip</text:span></text:p>
            <text:p text:style-name="P17"><text:s text:c="5"/></text:p>
            <text:p text:style-name="P7"><text:span text:style-name="T5"><text:s text:c="5"/>----- </text:span><text:span text:style-name="T6">Or using your </text:span><text:span text:style-name="T7">system </text:span><text:span text:style-name="T6">package manager:</text:span></text:p>
            <text:p text:style-name="P19"><text:s text:c="10"/>sudo apt-get install python-pip <text:s text:c="2"/>(deb)</text:p>
            <text:p text:style-name="P19"><text:s text:c="20"/>or</text:p>
            <text:p text:style-name="P19"><text:s text:c="10"/>sudo dnf install python-pip <text:s text:c="2"/>(rpm)</text:p>
            <text:p text:style-name="P17"><text:s text:c="4"/></text:p>
            <text:p text:style-name="P17"><text:s text:c="4"/>4) Now using pip, install virtualenv and then virtualenvwrapper (in that order).</text:p>
            <text:p text:style-name="P17"><text:s text:c="10"/>pip install virtualenv</text:p>
            <text:p text:style-name="P17"><text:s text:c="10"/>pip install virtualenvwrapper</text:p>
            <text:p text:style-name="P17"/>
            <text:p text:style-name="P7"><text:span text:style-name="T5"><text:s text:c="4"/></text:span><text:span text:style-name="T7">5) Create the following directory:</text:span></text:p>
            <text:p text:style-name="P13"/>
            <text:p text:style-name="P13"><text:s text:c="10"/>~/Projects</text:p>
            <text:p text:style-name="P13"/>
            <text:p text:style-name="P7"><text:span text:style-name="T5"><text:s text:c="4"/></text:span><text:span text:style-name="T7">6</text:span><text:span text:style-name="T5">) Lastly, set the following two environmental variables </text:span><text:span text:style-name="T7">(for virtualenvwrapper) </text:span><text:span text:style-name="T6">by entering the following lines in your shell startup file. <text:s/>The startup file is:</text:span></text:p>
            <text:p text:style-name="P19"><text:s text:c="10"/>~/.profile <text:s text:c="2"/>(deb)</text:p>
            <text:p text:style-name="P19"><text:s text:c="10"/>~/.bashrc <text:s text:c="2"/>(rpm)</text:p>
            <text:p text:style-name="P19"/>
            <text:p text:style-name="P19">Add these lines:</text:p>
            <text:p text:style-name="P19"><text:soft-page-break/><text:s text:c="10"/>export WORKON_HOME=$HOME/.virtualenvs</text:p>
            <text:p text:style-name="P19"><text:s text:c="10"/>export PROJECT_HOME=$HOME/Projects</text:p>
            <text:p text:style-name="P40"><text:s text:c="10"/><text:span text:style-name="T24">source /usr/local/bin/virtualenvwrapper.sh</text:span></text:p>
            <text:p text:style-name="P12"/>
          </table:table-cell>
        </table:table-row>
      </table:table>
      <text:p text:style-name="P1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phy, Ries S - Contractor</meta:initial-creator>
    <meta:editing-cycles>12</meta:editing-cycles>
    <meta:creation-date>2016-06-29T12:46:00</meta:creation-date>
    <dc:date>2016-09-11T16:02:25.898260328</dc:date>
    <meta:editing-duration>PT3H32M9S</meta:editing-duration>
    <meta:generator>LibreOffice/5.1.5.2$Linux_X86_64 LibreOffice_project/10$Build-2</meta:generator>
    <meta:document-statistic meta:table-count="1" meta:image-count="0" meta:object-count="0" meta:page-count="3" meta:paragraph-count="82" meta:word-count="511" meta:character-count="3989" meta:non-whitespace-character-count="3128"/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